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6FF12_8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6, FF 12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text:tab/></text:p>
      <text:p text:style-name="P5"><text:s/>(manuscript or typescript) <text:tab/><text:tab/><text:tab/><text:tab/></text:p>
      <text:p text:style-name="P5">Language (s)<text:tab/><text:tab/><text:tab/><text:tab/><text:tab/>English<text:tab/><text:tab/><text:tab/><text:tab/><text:tab/></text:p>
      <text:p text:style-name="P5">Author of letter<text:tab/><text:tab/><text:tab/><text:tab/>M. H. Bochroch<text:tab/></text:p>
      <text:p text:style-name="P5">Signed letter<text:tab/><text:tab/><text:tab/><text:tab/><text:tab/>Y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Sabato Morais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November 28, 1892</text:p>
      <text:p text:style-name="P5">Month<text:tab/><text:tab/><text:tab/><text:tab/><text:tab/><text:tab/>November</text:p>
      <text:p text:style-name="P5">Year<text:tab/><text:tab/><text:tab/><text:tab/><text:tab/><text:tab/>1892</text:p>
      <text:p text:style-name="P5">Hebrew Date<text:tab/><text:tab/><text:tab/><text:tab/><text:tab/></text:p>
      <text:p text:style-name="P5">Undated</text:p>
      <text:p text:style-name="P5">City<text:tab/><text:tab/><text:tab/><text:tab/><text:tab/><text:tab/></text:p>
      <text:p text:style-name="P5">State<text:tab/><text:tab/><text:tab/><text:tab/><text:tab/><text:tab/></text:p>
      <text:p text:style-name="P5">Country<text:tab/><text:tab/><text:tab/><text:tab/><text:tab/></text:p>
      <text:p text:style-name="P5">Subject<text:tab/><text:tab/><text:tab/><text:tab/><text:tab/>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Y</text:p>
      <text:p text:style-name="P5">(Synagogue) Sermon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</text:p>
      <text:p text:style-name="P5">Number of Pages<text:tab/><text:tab/><text:tab/><text:tab/>1</text:p>
      <text:p text:style-name="P5">Number of Sheets<text:tab/><text:tab/><text:tab/><text:tab/>1</text:p>
      <text:p text:style-name="P5">Fragment<text:tab/><text:tab/><text:tab/><text:tab/><text:tab/></text:p>
      <text:p text:style-name="P5">Pagination 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text:tab/><text:tab/><text:tab/><text:tab/><text:tab/></text:p>
      <text:p text:style-name="P5">Postma<text:tab/>rk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VII Transcription</text:p>
      <text:p text:style-name="P3">(Symbols: ?=uncertain; []=supplied information; /=end of line)</text:p>
      <text:p text:style-name="P3"><text:span text:style-name="T1"/></text:p>
      <text:p text:style-name="P2">937 North Eighth Street./</text:p>
      <text:p text:style-name="P3"><text:tab/>The Committee take pleasure in/ inviting the Reverend Doctor Morais,/ to a banquet, to be given in honor of/ The Reverend Doctor &amp; Mrs. Berkowitz,/ on the evening of December seventh '92/ Mercantile Hall, at half-past six o clock./ <text:s/>An early answer is requested./ <text:s/>M H Bochroch/ Chairman./</text:p>
      <text:p text:style-name="P3">Nov. 28-1892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1-12-07T12:41:37.65</meta:creation-date>
    <dc:date>2011-12-07T12:44:30.22</dc:date>
    <dc:creator>Penn Libraries</dc:creator>
    <meta:editing-duration>PT00H02M52S</meta:editing-duration>
    <meta:editing-cycles>1</meta:editing-cycles>
    <meta:generator>OpenOffice.org/3.2$Win32 OpenOffice.org_project/320m12$Build-9483</meta:generator>
    <meta:document-statistic meta:table-count="0" meta:image-count="0" meta:object-count="0" meta:page-count="2" meta:paragraph-count="63" meta:word-count="216" meta:character-count="1581"/>
  </office:meta>
</office:document-meta>
</file>